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4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Fall in market amid Recession fears 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People loving new innova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w product unable to sell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New president appointed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Business plan modifi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CEO unable to bring innovation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to introduce low cost composite ca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ceives USFDA Approval for new anti-infection dru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rgie Brain introduces loogle glasses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US plans state incentives to Indian software compani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lls 80% of its dollar bonds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to hike its call rat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w Budget turns out a boost industr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gic fall in shares</text:p>
          </table:table-cell>
          <table:table-cell office:value-type="float" office:value="-8" calcext:value-type="float">
            <text:p>-8</text:p>
          </table:table-cell>
        </table:table-row>
        <table:table-row table:style-name="ro2">
          <table:table-cell office:value-type="string" calcext:value-type="string">
            <text:p>New Technology to remain dominant technology in near future even in Metros : Analys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orld class Trade centre to be set up in Hyderaba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shed out of domestic Market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uys new unit in Irelan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ns enormous brand expans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ts 10 year outsourcing contract from Mumbai airpor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cise duty on the Product to be reduc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dy to launch New Flagship Produc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t profit down by 38% in third quarter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net profit up by 18% in third quart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ffers freebies to revive s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iling business model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to raise 2046 k capital this mon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vernment plans to allocate more funds for this sect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stive Season Brings New hope to Market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sidiaries sign financial agreement for two new projec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 lay off staff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Bought new game changing patent to revolutionize marke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old its patent for $20Mill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ends gains by 2% on buzz of acquisiti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aces possible EU privacy crackdow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nion leaders plan hunger strike for higher wages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Upgrades own brand Marketing Strateg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nounced expansion of its retail in Hyderaba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ins further n <text:s/>buzz of acquisit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agic death of CEO shocks company</text:p>
          </table:table-cell>
          <table:table-cell office:value-type="float" office:value="-5" calcext:value-type="float">
            <text:p>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3:00:48.266319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2:47:00.561106670</meta:creation-date>
    <dc:date>2016-09-29T13:06:13.125883931</dc:date>
    <meta:editing-duration>PT10M59S</meta:editing-duration>
    <meta:editing-cycles>3</meta:editing-cycles>
    <meta:generator>LibreOffice/5.1.4.2$Linux_X86_64 LibreOffice_project/10m0$Build-2</meta:generator>
    <meta:document-statistic meta:table-count="1" meta:cell-count="80" meta:object-count="0"/>
  </office:meta>
</office:document-meta>
</file>